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等寬正黑" svg:font-family="文泉驛等寬正黑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style:style style:name="P10" style:family="paragraph" style:parent-style-name="Standard" style:list-style-name="L9"/>
    <style:style style:name="P11" style:family="paragraph" style:parent-style-name="Standard" style:list-style-name="L10"/>
    <style:style style:name="P12" style:family="paragraph" style:parent-style-name="Standard" style:list-style-name="L11"/>
    <style:style style:name="P13" style:family="paragraph" style:parent-style-name="Standard" style:list-style-name="L12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ve the ronak folder on the root directory of the BOSH_CLI VM.</text:p>
      <text:p text:style-name="Standard"></text:p>
      <text:p text:style-name="Standard">Controllers IP ---------- 9.114.96.250</text:p>
      <text:p text:style-name="Standard">Compute IP -------------- 9.114.96.150</text:p>
      <text:p text:style-name="Standard"></text:p>
      <text:p text:style-name="Standard">Before proceeding to use the script, pls remove the controllers and compute ip with your controller and compute ip respectively.</text:p>
      <text:p text:style-name="Standard"/>
      <text:p text:style-name="Standard">Before proceeding for CF installation, </text:p>
      <text:list xml:id="list7794135505279432347" text:style-name="L1">
        <text:list-item>
          <text:p text:style-name="P3">Create two networks.</text:p>
        </text:list-item>
        <text:list-item>
          <text:p text:style-name="P3">First one is network with the name default which is a private network.</text:p>
        </text:list-item>
        <text:list-item>
          <text:p text:style-name="P3">Second one is network with the name floating which is a public network.</text:p>
        </text:list-item>
        <text:list-item>
          <text:p text:style-name="P3">Create 2 flavours (microbosh and microboshCLI)</text:p>
        </text:list-item>
      </text:list>
      <text:list xml:id="list4011853154601543518" text:style-name="L2">
        <text:list-item>
          <text:p text:style-name="P4">nova flavor-create microbosh 15 4096 160 2</text:p>
        </text:list-item>
        <text:list-item>
          <text:p text:style-name="P4">nova flavor-create microboshcli 16 8192 160 4</text:p>
        </text:list-item>
      </text:list>
      <text:list xml:id="list1094531815813530950" text:style-name="L3">
        <text:list-item>
          <text:p text:style-name="P5">Move the centos.qcow2 image from the centos_image folder on to the controller’s root</text:p>
        </text:list-item>
        <text:list-item>
          <text:p text:style-name="P5">Create a glance image</text:p>
        </text:list-item>
      </text:list>
      <text:list xml:id="list6083502655815290172" text:style-name="L5">
        <text:list-item>
          <text:p text:style-name="P6">glance image-create --name centos --disk-format=qcow2 --container-format=bare &lt; /root/centos.qcow2</text:p>
        </text:list-item>
      </text:list>
      <text:list xml:id="list615937150723397703" text:style-name="L6">
        <text:list-item>
          <text:p text:style-name="P7">Create a BOSH_CLI VM with the centos image and default network and microboshCLI flavor.</text:p>
        </text:list-item>
        <text:list-item>
          <text:p text:style-name="P7">Create 4 floating Ips from the floating network created above</text:p>
        </text:list-item>
      </text:list>
      <text:list xml:id="list1464084110578122951" text:style-name="L7">
        <text:list-item>
          <text:p text:style-name="P8">Command : neutron floatingip-create floating</text:p>
        </text:list-item>
      </text:list>
      <text:list xml:id="list6896970970333642903" text:style-name="L8">
        <text:list-item>
          <text:p text:style-name="P9">Assign one of the floating IP created above to the BOSH_CLI VM.</text:p>
        </text:list-item>
      </text:list>
      <text:list xml:id="list6494390494394401815" text:style-name="L9">
        <text:list-item>
          <text:p text:style-name="P10">nova floating-ip-associate BOSH_CLI &lt;floating-ip&gt;</text:p>
        </text:list-item>
      </text:list>
      <text:list xml:id="list1877150420569468773" text:style-name="L10">
        <text:list-item>
          <text:p text:style-name="P11">Ensure that after this step, you are able to ping to the floating ip assigned in step 9. Try to login to the BOSH_CLI VM by ssh.</text:p>
        </text:list-item>
      </text:list>
      <text:list xml:id="list6038128860466761325" text:style-name="L11">
        <text:list-item>
          <text:p text:style-name="P12">ssh -l root &lt;floating-ip&gt;</text:p>
        </text:list-item>
      </text:list>
      <text:list xml:id="list7434318989206969291" text:style-name="L12">
        <text:list-item>
          <text:p text:style-name="P13">Resize the VM by executing resize.sh available in source_code folder.</text:p>
        </text:list-item>
      </text:list>
      <text:list xml:id="list504555158" text:continue-list="list615937150723397703" text:style-name="L6">
        <text:list-header>
          <text:p text:style-name="P7"/>
        </text:list-header>
      </text:list>
      <text:p text:style-name="Standard"/>
      <text:p text:style-name="Standard"></text:p>
      <text:p text:style-name="Standard">After removing the controllers and compute IP with your environment IPs, you need to configure certain properties of microbosh VM installation.</text:p>
      <text:p text:style-name="Standard">1. echo "&lt;microbosh_vm_ip&gt; 10.241.0.3" &gt;&gt; key.txt</text:p>
      <text:p text:style-name="Standard">2. echo -e "admin\nadmin\n" | <text:s/>bosh target https://10.241.0.3:25555 </text:p>
      <text:p text:style-name="Standard"><text:s text:c="3"/>In this line , replace 10.241.0.3 with the static IP of the microbosh VM which you have freely available in your network allocation pool.</text:p>
      <text:p text:style-name="Standard"></text:p>
      <text:p text:style-name="Standard"></text:p>
      <text:p text:style-name="Standard">After this you come to the installation of different components of CF.</text:p>
      <text:p text:style-name="Standard">Configure this section of demo.yml</text:p>
      <text:p text:style-name="Standard">subnets:</text:p>
      <text:p text:style-name="Standard"><text:s text:c="4"/><text:span text:style-name="T1"><text:s text:c="2"/>- name: Subnet_1</text:span></text:p>
      <text:p text:style-name="P1"><text:s text:c="8"/>range: 10.241.0.0/22</text:p>
      <text:p text:style-name="P1"><text:s text:c="8"/>gateway: 10.241.0.1</text:p>
      <text:p text:style-name="P1"><text:s text:c="8"/>static:</text:p>
      <text:p text:style-name="P1"><text:s text:c="10"/>- 10.241.0.4 – 10.241.0.254</text:p>
      <text:p text:style-name="P2">with your subnet properties defined under default network.</text:p>
      <text:p text:style-name="Standard"><text:soft-page-break/></text:p>
      <text:p text:style-name="Standard"></text:p>
      <text:p text:style-name="Standard">1. echo "&lt;nats_static_ip&gt; 9.114.98.xxx" &gt;&gt; temp.txt</text:p>
      <text:p text:style-name="Standard">2. echo "&lt;postgres_static_ip&gt; 9.114.98.xxx" &gt;&gt; temp.txt</text:p>
      <text:p text:style-name="Standard">3. echo "&lt;router_ip_address&gt; 9.114.98.xxx" &gt;&gt; temp.txt</text:p>
      <text:p text:style-name="Standard"></text:p>
      <text:p text:style-name="Standard">Replace the above 3 lines with the 3 floating IP addresses available in your pool. They should not be bound to any VMs.</text:p>
      <text:p text:style-name="Standard"></text:p>
      <text:p text:style-name="Standard">After this you come to the installation of pushing an app to the CF.</text:p>
      <text:p text:style-name="Standard">1. cf target http://api.9.114.98.169.xip.io --trace</text:p>
      <text:p text:style-name="Standard">Replace this with the IP assigned to router in the CF installation.</text:p>
      <text:p text:style-name="Standard"></text:p>
      <text:p text:style-name="Standard"></text:p>
      <text:p text:style-name="Standard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等寬正黑" svg:font-family="文泉驛等寬正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文泉驛等寬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文泉驛等寬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11:02:24</meta:creation-date>
    <meta:document-statistic meta:table-count="0" meta:image-count="0" meta:object-count="0" meta:page-count="2" meta:paragraph-count="54" meta:word-count="395" meta:character-count="2560"/>
    <dc:date>2014-07-15T11:18:06</dc:date>
    <meta:editing-duration>PT15M42S</meta:editing-duration>
    <meta:editing-cycles>1</meta:editing-cycles>
    <meta:generator>OpenOffice/4.0.1$Unix OpenOffice.org_project/401m5$Build-9714</meta:generator>
  </office:meta>
</office:document-meta>
</file>